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8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formula="of:=(CONCATENATE(&quot;insert into `Ciudad`(`Nombre`,`CodigoPostal`) values('&quot;;[.B1];&quot;','&quot;;[.C1];&quot;');&quot;))" office:value-type="string" office:string-value="insert into `Ciudad`(`Nombre`,`CodigoPostal`) values('Bogota','1100');">
            <text:p>insert into `Ciudad`(`Nombre`,`CodigoPostal`) values('Bogota','1100');</text:p>
          </table:table-cell>
          <table:table-cell office:value-type="string">
            <text:p>Bogota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formula="of:=(CONCATENATE(&quot;insert into `Ciudad`(`Nombre`,`CodigoPostal`) values('&quot;;[.B2];&quot;','&quot;;[.C2];&quot;');&quot;))" office:value-type="string" office:string-value="insert into `Ciudad`(`Nombre`,`CodigoPostal`) values('Leticia','9100');">
            <text:p>insert into `Ciudad`(`Nombre`,`CodigoPostal`) values('Leticia','9100');</text:p>
          </table:table-cell>
          <table:table-cell office:value-type="string">
            <text:p>Leticia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table:formula="of:=(CONCATENATE(&quot;insert into `Ciudad`(`Nombre`,`CodigoPostal`) values('&quot;;[.B3];&quot;','&quot;;[.C3];&quot;');&quot;))" office:value-type="string" office:string-value="insert into `Ciudad`(`Nombre`,`CodigoPostal`) values('Medellin','0500');">
            <text:p>insert into `Ciudad`(`Nombre`,`CodigoPostal`) values('Medellin','0500');</text:p>
          </table:table-cell>
          <table:table-cell office:value-type="string">
            <text:p>Medellin</text:p>
          </table:table-cell>
          <table:table-cell office:value-type="string">
            <text:p>0500</text:p>
          </table:table-cell>
        </table:table-row>
        <table:table-row table:style-name="ro1">
          <table:table-cell table:formula="of:=(CONCATENATE(&quot;insert into `Ciudad`(`Nombre`,`CodigoPostal`) values('&quot;;[.B4];&quot;','&quot;;[.C4];&quot;');&quot;))" office:value-type="string" office:string-value="insert into `Ciudad`(`Nombre`,`CodigoPostal`) values('Arauca','8100');">
            <text:p>insert into `Ciudad`(`Nombre`,`CodigoPostal`) values('Arauca','8100');</text:p>
          </table:table-cell>
          <table:table-cell office:value-type="string">
            <text:p>Arauca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table:formula="of:=(CONCATENATE(&quot;insert into `Ciudad`(`Nombre`,`CodigoPostal`) values('&quot;;[.B5];&quot;','&quot;;[.C5];&quot;');&quot;))" office:value-type="string" office:string-value="insert into `Ciudad`(`Nombre`,`CodigoPostal`) values('Barranquilla','0800');">
            <text:p>insert into `Ciudad`(`Nombre`,`CodigoPostal`) values('Barranquilla','0800');</text:p>
          </table:table-cell>
          <table:table-cell office:value-type="string">
            <text:p>Barranquilla</text:p>
          </table:table-cell>
          <table:table-cell office:value-type="string">
            <text:p>0800</text:p>
          </table:table-cell>
        </table:table-row>
        <table:table-row table:style-name="ro1">
          <table:table-cell table:formula="of:=(CONCATENATE(&quot;insert into `Ciudad`(`Nombre`,`CodigoPostal`) values('&quot;;[.B6];&quot;','&quot;;[.C6];&quot;');&quot;))" office:value-type="string" office:string-value="insert into `Ciudad`(`Nombre`,`CodigoPostal`) values('Cartagena','1300');">
            <text:p>insert into `Ciudad`(`Nombre`,`CodigoPostal`) values('Cartagena','1300');</text:p>
          </table:table-cell>
          <table:table-cell office:value-type="string">
            <text:p>Cartagena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formula="of:=(CONCATENATE(&quot;insert into `Ciudad`(`Nombre`,`CodigoPostal`) values('&quot;;[.B7];&quot;','&quot;;[.C7];&quot;');&quot;))" office:value-type="string" office:string-value="insert into `Ciudad`(`Nombre`,`CodigoPostal`) values('Tunja','1500');">
            <text:p>insert into `Ciudad`(`Nombre`,`CodigoPostal`) values('Tunja','1500');</text:p>
          </table:table-cell>
          <table:table-cell office:value-type="string">
            <text:p>Tunja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formula="of:=(CONCATENATE(&quot;insert into `Ciudad`(`Nombre`,`CodigoPostal`) values('&quot;;[.B8];&quot;','&quot;;[.C8];&quot;');&quot;))" office:value-type="string" office:string-value="insert into `Ciudad`(`Nombre`,`CodigoPostal`) values('Manizales','1700');">
            <text:p>insert into `Ciudad`(`Nombre`,`CodigoPostal`) values('Manizales','1700');</text:p>
          </table:table-cell>
          <table:table-cell office:value-type="string">
            <text:p>Manizales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table:formula="of:=(CONCATENATE(&quot;insert into `Ciudad`(`Nombre`,`CodigoPostal`) values('&quot;;[.B9];&quot;','&quot;;[.C9];&quot;');&quot;))" office:value-type="string" office:string-value="insert into `Ciudad`(`Nombre`,`CodigoPostal`) values('Florencia','1800');">
            <text:p>insert into `Ciudad`(`Nombre`,`CodigoPostal`) values('Florencia','1800');</text:p>
          </table:table-cell>
          <table:table-cell office:value-type="string">
            <text:p>Florencia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table:formula="of:=(CONCATENATE(&quot;insert into `Ciudad`(`Nombre`,`CodigoPostal`) values('&quot;;[.B10];&quot;','&quot;;[.C10];&quot;');&quot;))" office:value-type="string" office:string-value="insert into `Ciudad`(`Nombre`,`CodigoPostal`) values('Yopal','8500');">
            <text:p>insert into `Ciudad`(`Nombre`,`CodigoPostal`) values('Yopal','8500');</text:p>
          </table:table-cell>
          <table:table-cell office:value-type="string">
            <text:p>Yopal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table:formula="of:=(CONCATENATE(&quot;insert into `Ciudad`(`Nombre`,`CodigoPostal`) values('&quot;;[.B11];&quot;','&quot;;[.C11];&quot;');&quot;))" office:value-type="string" office:string-value="insert into `Ciudad`(`Nombre`,`CodigoPostal`) values('Popayan','1900');">
            <text:p>insert into `Ciudad`(`Nombre`,`CodigoPostal`) values('Popayan','1900');</text:p>
          </table:table-cell>
          <table:table-cell office:value-type="string">
            <text:p>Popayan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table:formula="of:=(CONCATENATE(&quot;insert into `Ciudad`(`Nombre`,`CodigoPostal`) values('&quot;;[.B12];&quot;','&quot;;[.C12];&quot;');&quot;))" office:value-type="string" office:string-value="insert into `Ciudad`(`Nombre`,`CodigoPostal`) values('Valledupar','2000');">
            <text:p>insert into `Ciudad`(`Nombre`,`CodigoPostal`) values('Valledupar','2000');</text:p>
          </table:table-cell>
          <table:table-cell office:value-type="string">
            <text:p>Valledupar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formula="of:=(CONCATENATE(&quot;insert into `Ciudad`(`Nombre`,`CodigoPostal`) values('&quot;;[.B13];&quot;','&quot;;[.C13];&quot;');&quot;))" office:value-type="string" office:string-value="insert into `Ciudad`(`Nombre`,`CodigoPostal`) values('Quibdó','2700');">
            <text:p>insert into `Ciudad`(`Nombre`,`CodigoPostal`) values('Quibdó','2700');</text:p>
          </table:table-cell>
          <table:table-cell office:value-type="string">
            <text:p>Quibdó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table:formula="of:=(CONCATENATE(&quot;insert into `Ciudad`(`Nombre`,`CodigoPostal`) values('&quot;;[.B14];&quot;','&quot;;[.C14];&quot;');&quot;))" office:value-type="string" office:string-value="insert into `Ciudad`(`Nombre`,`CodigoPostal`) values('Monteria','2300');">
            <text:p>insert into `Ciudad`(`Nombre`,`CodigoPostal`) values('Monteria','2300');</text:p>
          </table:table-cell>
          <table:table-cell office:value-type="string">
            <text:p>Monteria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table:formula="of:=(CONCATENATE(&quot;insert into `Ciudad`(`Nombre`,`CodigoPostal`) values('&quot;;[.B15];&quot;','&quot;;[.C15];&quot;');&quot;))" office:value-type="string" office:string-value="insert into `Ciudad`(`Nombre`,`CodigoPostal`) values('Puerto Inírida','9400');">
            <text:p>insert into `Ciudad`(`Nombre`,`CodigoPostal`) values('Puerto Inírida','9400');</text:p>
          </table:table-cell>
          <table:table-cell office:value-type="string">
            <text:p>Puerto Inírida</text:p>
          </table:table-cell>
          <table:table-cell office:value-type="float" office:value="9400">
            <text:p>9400</text:p>
          </table:table-cell>
        </table:table-row>
        <table:table-row table:style-name="ro1">
          <table:table-cell table:formula="of:=(CONCATENATE(&quot;insert into `Ciudad`(`Nombre`,`CodigoPostal`) values('&quot;;[.B16];&quot;','&quot;;[.C16];&quot;');&quot;))" office:value-type="string" office:string-value="insert into `Ciudad`(`Nombre`,`CodigoPostal`) values('San José del Guaviare','9500');">
            <text:p>insert into `Ciudad`(`Nombre`,`CodigoPostal`) values('San José del Guaviare','9500');</text:p>
          </table:table-cell>
          <table:table-cell office:value-type="string">
            <text:p>San José del Guaviare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table:formula="of:=(CONCATENATE(&quot;insert into `Ciudad`(`Nombre`,`CodigoPostal`) values('&quot;;[.B17];&quot;','&quot;;[.C17];&quot;');&quot;))" office:value-type="string" office:string-value="insert into `Ciudad`(`Nombre`,`CodigoPostal`) values('Neiva','4100');">
            <text:p>insert into `Ciudad`(`Nombre`,`CodigoPostal`) values('Neiva','4100');</text:p>
          </table:table-cell>
          <table:table-cell office:value-type="string">
            <text:p>Neiva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table:formula="of:=(CONCATENATE(&quot;insert into `Ciudad`(`Nombre`,`CodigoPostal`) values('&quot;;[.B18];&quot;','&quot;;[.C18];&quot;');&quot;))" office:value-type="string" office:string-value="insert into `Ciudad`(`Nombre`,`CodigoPostal`) values('Riohacha','4400');">
            <text:p>insert into `Ciudad`(`Nombre`,`CodigoPostal`) values('Riohacha','4400');</text:p>
          </table:table-cell>
          <table:table-cell office:value-type="string">
            <text:p>Riohacha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table:formula="of:=(CONCATENATE(&quot;insert into `Ciudad`(`Nombre`,`CodigoPostal`) values('&quot;;[.B19];&quot;','&quot;;[.C19];&quot;');&quot;))" office:value-type="string" office:string-value="insert into `Ciudad`(`Nombre`,`CodigoPostal`) values('Santa Marta','4700');">
            <text:p>insert into `Ciudad`(`Nombre`,`CodigoPostal`) values('Santa Marta','4700');</text:p>
          </table:table-cell>
          <table:table-cell office:value-type="string">
            <text:p>Santa Marta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table:formula="of:=(CONCATENATE(&quot;insert into `Ciudad`(`Nombre`,`CodigoPostal`) values('&quot;;[.B20];&quot;','&quot;;[.C20];&quot;');&quot;))" office:value-type="string" office:string-value="insert into `Ciudad`(`Nombre`,`CodigoPostal`) values('Villavicencio','5000');">
            <text:p>insert into `Ciudad`(`Nombre`,`CodigoPostal`) values('Villavicencio','5000');</text:p>
          </table:table-cell>
          <table:table-cell office:value-type="string">
            <text:p>Villavicencio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formula="of:=(CONCATENATE(&quot;insert into `Ciudad`(`Nombre`,`CodigoPostal`) values('&quot;;[.B21];&quot;','&quot;;[.C21];&quot;');&quot;))" office:value-type="string" office:string-value="insert into `Ciudad`(`Nombre`,`CodigoPostal`) values('Pasto','5200');">
            <text:p>insert into `Ciudad`(`Nombre`,`CodigoPostal`) values('Pasto','5200');</text:p>
          </table:table-cell>
          <table:table-cell office:value-type="string">
            <text:p>Pasto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table:formula="of:=(CONCATENATE(&quot;insert into `Ciudad`(`Nombre`,`CodigoPostal`) values('&quot;;[.B22];&quot;','&quot;;[.C22];&quot;');&quot;))" office:value-type="string" office:string-value="insert into `Ciudad`(`Nombre`,`CodigoPostal`) values('Cúcuta','5400');">
            <text:p>insert into `Ciudad`(`Nombre`,`CodigoPostal`) values('Cúcuta','5400');</text:p>
          </table:table-cell>
          <table:table-cell office:value-type="string">
            <text:p>Cúcuta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table:formula="of:=(CONCATENATE(&quot;insert into `Ciudad`(`Nombre`,`CodigoPostal`) values('&quot;;[.B23];&quot;','&quot;;[.C23];&quot;');&quot;))" office:value-type="string" office:string-value="insert into `Ciudad`(`Nombre`,`CodigoPostal`) values('Mocoa','8600');">
            <text:p>insert into `Ciudad`(`Nombre`,`CodigoPostal`) values('Mocoa','8600');</text:p>
          </table:table-cell>
          <table:table-cell office:value-type="string">
            <text:p>Mocoa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table:formula="of:=(CONCATENATE(&quot;insert into `Ciudad`(`Nombre`,`CodigoPostal`) values('&quot;;[.B24];&quot;','&quot;;[.C24];&quot;');&quot;))" office:value-type="string" office:string-value="insert into `Ciudad`(`Nombre`,`CodigoPostal`) values('Armenia','6300');">
            <text:p>insert into `Ciudad`(`Nombre`,`CodigoPostal`) values('Armenia','6300');</text:p>
          </table:table-cell>
          <table:table-cell office:value-type="string">
            <text:p>Armenia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table:formula="of:=(CONCATENATE(&quot;insert into `Ciudad`(`Nombre`,`CodigoPostal`) values('&quot;;[.B25];&quot;','&quot;;[.C25];&quot;');&quot;))" office:value-type="string" office:string-value="insert into `Ciudad`(`Nombre`,`CodigoPostal`) values('Pereira','6600');">
            <text:p>insert into `Ciudad`(`Nombre`,`CodigoPostal`) values('Pereira','6600');</text:p>
          </table:table-cell>
          <table:table-cell office:value-type="string">
            <text:p>Pereira</text:p>
          </table:table-cell>
          <table:table-cell office:value-type="float" office:value="6600">
            <text:p>6600</text:p>
          </table:table-cell>
        </table:table-row>
        <table:table-row table:style-name="ro1">
          <table:table-cell table:formula="of:=(CONCATENATE(&quot;insert into `Ciudad`(`Nombre`,`CodigoPostal`) values('&quot;;[.B26];&quot;','&quot;;[.C26];&quot;');&quot;))" office:value-type="string" office:string-value="insert into `Ciudad`(`Nombre`,`CodigoPostal`) values('San Andrés','8800');">
            <text:p>insert into `Ciudad`(`Nombre`,`CodigoPostal`) values('San Andrés','8800');</text:p>
          </table:table-cell>
          <table:table-cell office:value-type="string">
            <text:p>San Andrés</text:p>
          </table:table-cell>
          <table:table-cell office:value-type="float" office:value="8800">
            <text:p>8800</text:p>
          </table:table-cell>
        </table:table-row>
        <table:table-row table:style-name="ro1">
          <table:table-cell table:formula="of:=(CONCATENATE(&quot;insert into `Ciudad`(`Nombre`,`CodigoPostal`) values('&quot;;[.B27];&quot;','&quot;;[.C27];&quot;');&quot;))" office:value-type="string" office:string-value="insert into `Ciudad`(`Nombre`,`CodigoPostal`) values('Bucaramanga','6800');">
            <text:p>insert into `Ciudad`(`Nombre`,`CodigoPostal`) values('Bucaramanga','6800');</text:p>
          </table:table-cell>
          <table:table-cell office:value-type="string">
            <text:p>Bucaramanga</text:p>
          </table:table-cell>
          <table:table-cell office:value-type="float" office:value="6800">
            <text:p>6800</text:p>
          </table:table-cell>
        </table:table-row>
        <table:table-row table:style-name="ro1">
          <table:table-cell table:formula="of:=(CONCATENATE(&quot;insert into `Ciudad`(`Nombre`,`CodigoPostal`) values('&quot;;[.B28];&quot;','&quot;;[.C28];&quot;');&quot;))" office:value-type="string" office:string-value="insert into `Ciudad`(`Nombre`,`CodigoPostal`) values('Sincelejo','7000');">
            <text:p>insert into `Ciudad`(`Nombre`,`CodigoPostal`) values('Sincelejo','7000');</text:p>
          </table:table-cell>
          <table:table-cell office:value-type="string">
            <text:p>Sincelejo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table:formula="of:=(CONCATENATE(&quot;insert into `Ciudad`(`Nombre`,`CodigoPostal`) values('&quot;;[.B29];&quot;','&quot;;[.C29];&quot;');&quot;))" office:value-type="string" office:string-value="insert into `Ciudad`(`Nombre`,`CodigoPostal`) values('Ibague','7300');">
            <text:p>insert into `Ciudad`(`Nombre`,`CodigoPostal`) values('Ibague','7300');</text:p>
          </table:table-cell>
          <table:table-cell office:value-type="string">
            <text:p>Ibague</text:p>
          </table:table-cell>
          <table:table-cell office:value-type="float" office:value="7300">
            <text:p>7300</text:p>
          </table:table-cell>
        </table:table-row>
        <table:table-row table:style-name="ro1">
          <table:table-cell table:formula="of:=(CONCATENATE(&quot;insert into `Ciudad`(`Nombre`,`CodigoPostal`) values('&quot;;[.B30];&quot;','&quot;;[.C30];&quot;');&quot;))" office:value-type="string" office:string-value="insert into `Ciudad`(`Nombre`,`CodigoPostal`) values('Cali','7600');">
            <text:p>insert into `Ciudad`(`Nombre`,`CodigoPostal`) values('Cali','7600');</text:p>
          </table:table-cell>
          <table:table-cell office:value-type="string">
            <text:p>Cali</text:p>
          </table:table-cell>
          <table:table-cell office:value-type="float" office:value="7600">
            <text:p>7600</text:p>
          </table:table-cell>
        </table:table-row>
        <table:table-row table:style-name="ro1">
          <table:table-cell table:formula="of:=(CONCATENATE(&quot;insert into `Ciudad`(`Nombre`,`CodigoPostal`) values('&quot;;[.B31];&quot;','&quot;;[.C31];&quot;');&quot;))" office:value-type="string" office:string-value="insert into `Ciudad`(`Nombre`,`CodigoPostal`) values('Mitú','9700');">
            <text:p>insert into `Ciudad`(`Nombre`,`CodigoPostal`) values('Mitú','9700');</text:p>
          </table:table-cell>
          <table:table-cell office:value-type="string">
            <text:p>Mitú</text:p>
          </table:table-cell>
          <table:table-cell office:value-type="float" office:value="9700">
            <text:p>9700</text:p>
          </table:table-cell>
        </table:table-row>
        <table:table-row table:style-name="ro1">
          <table:table-cell table:formula="of:=(CONCATENATE(&quot;insert into `Ciudad`(`Nombre`,`CodigoPostal`) values('&quot;;[.B32];&quot;','&quot;;[.C32];&quot;');&quot;))" office:value-type="string" office:string-value="insert into `Ciudad`(`Nombre`,`CodigoPostal`) values('Puerto Carreño','9900');">
            <text:p>insert into `Ciudad`(`Nombre`,`CodigoPostal`) values('Puerto Carreño','9900');</text:p>
          </table:table-cell>
          <table:table-cell office:value-type="string">
            <text:p>Puerto Carreño</text:p>
          </table:table-cell>
          <table:table-cell office:value-type="float" office:value="9900">
            <text:p>99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<text:a xlink:href="http://190.26.208.149/CodigosPostales/Index.html#app=76ee&amp;4817-selectedIndex=1">http://190.26.208.149/CodigosPostales/Index.html#app=76ee&amp;4817-selectedIndex=1</text:a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/09/2012</text:date>, <text:time>21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 laguado</meta:initial-creator>
    <meta:creation-date>2012-09-02T21:03:34</meta:creation-date>
    <dc:date>2012-09-02T21:44:11</dc:date>
    <dc:creator>angel laguado</dc:creator>
    <meta:editing-duration>PT00H09M44S</meta:editing-duration>
    <meta:editing-cycles>2</meta:editing-cycles>
    <meta:generator>OpenOffice.org/3.2$Linux OpenOffice.org_project/320m19$Build-9505</meta:generator>
    <meta:document-statistic meta:table-count="3" meta:cell-count="97" meta:object-count="0"/>
  </office:meta>
</office:document-meta>
</file>